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0e26da"/>
    </style:style>
    <style:style style:name="T2" style:family="text">
      <style:text-properties fo:font-weight="bold" officeooo:rsid="000e26da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bookmark text:name="yui_3_17_2_1_1706599582451_1020"/><text:span text:style-name="Strong_20_Emphasis">Importancia de la Comunicación Visual:</text:span></text:p>
          <text:list>
            <text:list-item>
              <text:p text:style-name="P2">Definir qué es la comunicación visual y por qué es crucial en el diseño web.</text:p>
            </text:list-item>
            <text:list-item>
              <text:p text:style-name="P2">Discutir los principios básicos de la comunicación visual, como la jerarquía, contraste, equilibrio y simplicidad.</text:p>
              <text:p text:style-name="P2"/>
            </text:list-item>
          </text:list>
        </text:list-item>
        <text:list-item>
          <text:p text:style-name="P3"><text:span text:style-name="Strong_20_Emphasis">Selección de Colores y Tipografías:</text:span></text:p>
          <text:list>
            <text:list-item>
              <text:p text:style-name="P2">Explicar la influencia de los colores y las tipografías en la percepción del usuario.</text:p>
            </text:list-item>
            <text:list-item>
              <text:p text:style-name="P2">Proporcionar pautas para elegir combinaciones de colores y tipografías adecuadas para la visualización en pantalla.</text:p>
              <text:p text:style-name="P2"/>
            </text:list-item>
          </text:list>
        </text:list-item>
        <text:list-item>
          <text:p text:style-name="P3"><text:span text:style-name="Strong_20_Emphasis">Presentación de Información en Documentos Web:</text:span></text:p>
          <text:list>
            <text:list-item>
              <text:p text:style-name="P2">Analizar diferentes alternativas para organizar y presentar información de manera efectiva en documentos web.</text:p>
            </text:list-item>
            <text:list-item>
              <text:p text:style-name="P2">Destacar la importancia de la usabilidad y accesibilidad en el diseño de interfaces web.</text:p>
              <text:p text:style-name="P2"/>
            </text:list-item>
          </text:list>
        </text:list-item>
        <text:list-item>
          <text:p text:style-name="P3"><text:span text:style-name="Strong_20_Emphasis">Guía de Estilo en el Desarrollo de Aplicaciones Web:</text:span></text:p>
          <text:list>
            <text:list-item>
              <text:p text:style-name="P2">Explicar la función y beneficios de una guía de estilo en el desarrollo web.</text:p>
            </text:list-item>
            <text:list-item>
              <text:p text:style-name="P2">Mostrar ejemplos de cómo aplicar una guía de estilo para mantener consistencia en el diseño de una aplicación web.</text:p>
              <text:p text:style-name="P2"/>
            </text:list-item>
          </text:list>
        </text:list-item>
        <text:list-item>
          <text:p text:style-name="P3"><text:span text:style-name="Strong_20_Emphasis">Herramientas y Aplicaciones para Diseño Web:</text:span></text:p>
          <text:list>
            <text:list-item>
              <text:p text:style-name="P2">Introducir diferentes herramientas y aplicaciones utilizadas para el diseño de documentos web.</text:p>
            </text:list-item>
            <text:list-item>
              <text:p text:style-name="P2">Comparar y contrastar las ventajas y desventajas de varias herramientas disponibles.</text:p>
            </text:list-item>
          </text:list>
        </text:list-item>
      </text:list>
      <text:p text:style-name="P4"/>
      <text:list text:continue-numbering="true" text:style-name="L1">
        <text:list-item>
          <text:p text:style-name="P1"><text:span text:style-name="T2">Explicación de mi guía de estilo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8:28:35.137000000</meta:creation-date>
    <dc:date>2024-01-30T08:31:20.244000000</dc:date>
    <meta:editing-duration>PT2M45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0" meta:word-count="200" meta:character-count="1229" meta:non-whitespace-character-count="1065"/>
  </office:meta>
</office:document-meta>
</file>